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fo:font-size="14pt" fo:language="en" fo:country="US" fo:font-weight="bold" officeooo:rsid="001ff900" officeooo:paragraph-rsid="001ff900" style:font-size-asian="14pt" style:font-weight-asian="bold" style:font-size-complex="14pt" style:font-weight-complex="bold"/>
    </style:style>
    <style:style style:name="P2" style:family="paragraph" style:parent-style-name="Standard">
      <style:paragraph-properties fo:line-height="150%"/>
      <style:text-properties style:font-name="Times New Roman" fo:font-size="14pt" fo:language="en" fo:country="US" fo:font-weight="normal" officeooo:rsid="00259e7d" officeooo:paragraph-rsid="00259e7d" style:font-size-asian="14pt" style:font-weight-asian="normal" style:font-size-complex="14pt" style:font-weight-complex="normal"/>
    </style:style>
    <style:style style:name="P3" style:family="paragraph" style:parent-style-name="Standard">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4" style:family="paragraph" style:parent-style-name="Standard">
      <style:paragraph-properties fo:line-height="150%"/>
      <style:text-properties style:font-name="Times New Roman" fo:font-size="12pt" fo:language="en" fo:country="US" fo:font-weight="normal" officeooo:rsid="002121f8" officeooo:paragraph-rsid="002121f8" style:font-size-asian="12pt" style:font-weight-asian="normal" style:font-size-complex="12pt" style:font-weight-complex="normal"/>
    </style:style>
    <style:style style:name="P5" style:family="paragraph" style:parent-style-name="Standard">
      <style:paragraph-properties fo:line-height="150%"/>
      <style:text-properties style:font-name="Times New Roman" fo:font-size="12pt" fo:language="en" fo:country="US" fo:font-weight="normal" officeooo:rsid="00259e7d" officeooo:paragraph-rsid="00259e7d" style:font-size-asian="12pt" style:font-weight-asian="normal" style:font-size-complex="12pt" style:font-weight-complex="normal"/>
    </style:style>
    <style:style style:name="P6" style:family="paragraph" style:parent-style-name="Standard">
      <style:paragraph-properties fo:line-height="150%"/>
      <style:text-properties style:font-name="Times New Roman" fo:font-size="12pt" fo:language="en" fo:country="US" fo:font-weight="bold" officeooo:rsid="001ff900" officeooo:paragraph-rsid="001ff900" style:font-size-asian="12pt" style:font-weight-asian="bold" style:font-size-complex="12pt" style:font-weight-complex="bold"/>
    </style:style>
    <style:style style:name="P7" style:family="paragraph" style:parent-style-name="Standard">
      <style:paragraph-properties fo:line-height="150%"/>
      <style:text-properties style:font-name="Times New Roman" fo:font-size="12pt" fo:language="en" fo:country="US" fo:font-weight="bold" officeooo:rsid="002121f8" officeooo:paragraph-rsid="002121f8" style:font-size-asian="12pt" style:font-weight-asian="bold" style:font-size-complex="12pt" style:font-weight-complex="bold"/>
    </style:style>
    <style:style style:name="P8" style:family="paragraph" style:parent-style-name="Standard">
      <style:paragraph-properties fo:line-height="150%"/>
      <style:text-properties style:font-name="Times New Roman" fo:font-size="12pt" fo:language="en" fo:country="US" fo:font-weight="bold" officeooo:rsid="00259e7d" officeooo:paragraph-rsid="00259e7d" style:font-size-asian="12pt" style:font-weight-asian="bold" style:font-size-complex="12pt" style:font-weight-complex="bold"/>
    </style:style>
    <style:style style:name="P9" style:family="paragraph" style:parent-style-name="Standard">
      <style:paragraph-properties fo:line-height="150%"/>
      <style:text-properties style:font-name="Times New Roman" fo:font-size="12pt" fo:language="en" fo:country="US" fo:font-style="normal" fo:font-weight="normal" officeooo:rsid="002121f8" officeooo:paragraph-rsid="002121f8"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style:text-properties officeooo:paragraph-rsid="00259e7d"/>
    </style:style>
    <style:style style:name="P11" style:family="paragraph" style:parent-style-name="Standard" style:list-style-name="L1">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2" style:family="paragraph" style:parent-style-name="Standard" style:list-style-name="L2">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3" style:family="paragraph" style:parent-style-name="Standard" style:list-style-name="L3">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4" style:family="paragraph" style:parent-style-name="Standard" style:list-style-name="L4">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5" style:family="paragraph" style:parent-style-name="Standard" style:list-style-name="L5">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6" style:family="paragraph" style:parent-style-name="Standard" style:list-style-name="L6">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7" style:family="paragraph" style:parent-style-name="Standard" style:list-style-name="L7">
      <style:paragraph-properties fo:line-height="150%"/>
      <style:text-properties style:font-name="Times New Roman" fo:font-size="12pt" fo:language="en" fo:country="US" fo:font-weight="normal" officeooo:rsid="001ff900" officeooo:paragraph-rsid="001ff900" style:font-size-asian="12pt" style:font-weight-asian="normal" style:font-size-complex="12pt" style:font-weight-complex="normal"/>
    </style:style>
    <style:style style:name="P18" style:family="paragraph" style:parent-style-name="Standard" style:list-style-name="L8">
      <style:paragraph-properties fo:line-height="150%"/>
      <style:text-properties style:font-name="Times New Roman" fo:font-size="12pt" fo:language="en" fo:country="US" fo:font-weight="normal" officeooo:rsid="002121f8" officeooo:paragraph-rsid="002121f8" style:font-size-asian="12pt" style:font-weight-asian="normal" style:font-size-complex="12pt" style:font-weight-complex="normal"/>
    </style:style>
    <style:style style:name="P19" style:family="paragraph" style:parent-style-name="Standard" style:list-style-name="L9">
      <style:paragraph-properties fo:line-height="150%"/>
      <style:text-properties style:font-name="Times New Roman" fo:font-size="12pt" fo:language="en" fo:country="US" fo:font-weight="normal" officeooo:rsid="002121f8" officeooo:paragraph-rsid="002121f8" style:font-size-asian="12pt" style:font-weight-asian="normal" style:font-size-complex="12pt" style:font-weight-complex="normal"/>
    </style:style>
    <style:style style:name="P20" style:family="paragraph" style:parent-style-name="Standard" style:list-style-name="L10">
      <style:paragraph-properties fo:line-height="150%"/>
      <style:text-properties style:font-name="Times New Roman" fo:font-size="12pt" fo:language="en" fo:country="US" fo:font-weight="normal" officeooo:rsid="002121f8" officeooo:paragraph-rsid="002121f8" style:font-size-asian="12pt" style:font-weight-asian="normal" style:font-size-complex="12pt" style:font-weight-complex="normal"/>
    </style:style>
    <style:style style:name="P21" style:family="paragraph" style:parent-style-name="Standard" style:list-style-name="L10">
      <style:paragraph-properties fo:line-height="150%"/>
      <style:text-properties style:font-name="Times New Roman" fo:font-size="12pt" fo:language="en" fo:country="US" fo:font-weight="normal" officeooo:rsid="002121f8" officeooo:paragraph-rsid="002319da" style:font-size-asian="12pt" style:font-weight-asian="normal" style:font-size-complex="12pt" style:font-weight-complex="normal"/>
    </style:style>
    <style:style style:name="P22" style:family="paragraph" style:parent-style-name="Standard" style:list-style-name="L11">
      <style:paragraph-properties fo:line-height="150%"/>
      <style:text-properties style:font-name="Times New Roman" fo:font-size="12pt" fo:language="en" fo:country="US" fo:font-weight="normal" officeooo:rsid="00259e7d" officeooo:paragraph-rsid="00259e7d" style:font-size-asian="12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en" fo:country="US" fo:font-weight="normal" officeooo:rsid="00259e7d" officeooo:paragraph-rsid="00259e7d" style:font-size-asian="12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en" fo:country="US" fo:font-weight="normal" officeooo:rsid="00259e7d" officeooo:paragraph-rsid="002838d0" style:font-size-asian="12pt" style:font-weight-asian="normal" style:font-size-complex="12pt" style:font-weight-complex="normal"/>
    </style:style>
    <style:style style:name="P25" style:family="paragraph" style:parent-style-name="Standard" style:list-style-name="L27">
      <style:paragraph-properties fo:line-height="150%"/>
      <style:text-properties style:font-name="Times New Roman" fo:font-size="12pt" fo:language="en" fo:country="US" fo:font-weight="normal" officeooo:rsid="00259e7d" officeooo:paragraph-rsid="00259e7d" style:font-size-asian="12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en" fo:country="US" fo:font-weight="bold" officeooo:rsid="00259e7d" officeooo:paragraph-rsid="00259e7d" style:font-size-asian="12pt" style:font-weight-asian="bold" style:font-size-complex="12pt" style:font-weight-complex="bold"/>
    </style:style>
    <style:style style:name="P27" style:family="paragraph" style:parent-style-name="Standard" style:list-style-name="L10">
      <style:paragraph-properties fo:line-height="150%"/>
      <style:text-properties officeooo:rsid="002319da" officeooo:paragraph-rsid="002319da"/>
    </style:style>
    <style:style style:name="P28" style:family="paragraph" style:parent-style-name="Standard" style:list-style-name="L12">
      <style:paragraph-properties fo:line-height="150%"/>
      <style:text-properties officeooo:paragraph-rsid="00259e7d"/>
    </style:style>
    <style:style style:name="P29" style:family="paragraph" style:parent-style-name="Standard" style:list-style-name="L13">
      <style:paragraph-properties fo:line-height="150%"/>
      <style:text-properties officeooo:paragraph-rsid="00259e7d"/>
    </style:style>
    <style:style style:name="P30" style:family="paragraph" style:parent-style-name="Standard" style:list-style-name="L14">
      <style:paragraph-properties fo:line-height="150%"/>
      <style:text-properties officeooo:paragraph-rsid="00259e7d"/>
    </style:style>
    <style:style style:name="P31" style:family="paragraph" style:parent-style-name="Standard" style:list-style-name="L15">
      <style:paragraph-properties fo:line-height="150%"/>
      <style:text-properties officeooo:paragraph-rsid="00259e7d"/>
    </style:style>
    <style:style style:name="P32" style:family="paragraph" style:parent-style-name="Standard" style:list-style-name="L16">
      <style:paragraph-properties fo:line-height="150%"/>
      <style:text-properties officeooo:paragraph-rsid="00259e7d"/>
    </style:style>
    <style:style style:name="P33" style:family="paragraph" style:parent-style-name="Standard" style:list-style-name="L17">
      <style:paragraph-properties fo:line-height="150%"/>
      <style:text-properties officeooo:paragraph-rsid="00259e7d"/>
    </style:style>
    <style:style style:name="P34" style:family="paragraph" style:parent-style-name="Standard" style:list-style-name="L18">
      <style:paragraph-properties fo:line-height="150%"/>
      <style:text-properties officeooo:paragraph-rsid="00259e7d"/>
    </style:style>
    <style:style style:name="P35" style:family="paragraph" style:parent-style-name="Standard" style:list-style-name="L19">
      <style:paragraph-properties fo:line-height="150%"/>
      <style:text-properties officeooo:paragraph-rsid="00259e7d"/>
    </style:style>
    <style:style style:name="P36" style:family="paragraph" style:parent-style-name="Standard" style:list-style-name="L20">
      <style:paragraph-properties fo:line-height="150%"/>
      <style:text-properties officeooo:paragraph-rsid="00259e7d"/>
    </style:style>
    <style:style style:name="P37" style:family="paragraph" style:parent-style-name="Standard" style:list-style-name="L21">
      <style:paragraph-properties fo:line-height="150%"/>
      <style:text-properties officeooo:paragraph-rsid="00259e7d"/>
    </style:style>
    <style:style style:name="P38" style:family="paragraph" style:parent-style-name="Standard" style:list-style-name="L22">
      <style:paragraph-properties fo:line-height="150%"/>
      <style:text-properties officeooo:paragraph-rsid="00259e7d"/>
    </style:style>
    <style:style style:name="P39" style:family="paragraph" style:parent-style-name="Standard" style:list-style-name="L23">
      <style:paragraph-properties fo:line-height="150%"/>
      <style:text-properties officeooo:paragraph-rsid="002838d0"/>
    </style:style>
    <style:style style:name="P40" style:family="paragraph" style:parent-style-name="Standard" style:list-style-name="L24">
      <style:paragraph-properties fo:line-height="150%"/>
      <style:text-properties officeooo:paragraph-rsid="002838d0"/>
    </style:style>
    <style:style style:name="P41" style:family="paragraph" style:parent-style-name="Standard" style:list-style-name="L24">
      <style:paragraph-properties fo:line-height="150%"/>
      <style:text-properties officeooo:paragraph-rsid="00259e7d"/>
    </style:style>
    <style:style style:name="P42" style:family="paragraph" style:parent-style-name="Standard" style:list-style-name="L25">
      <style:paragraph-properties fo:line-height="150%"/>
      <style:text-properties officeooo:paragraph-rsid="002838d0"/>
    </style:style>
    <style:style style:name="P43" style:family="paragraph" style:parent-style-name="Standard" style:list-style-name="L25">
      <style:paragraph-properties fo:line-height="150%"/>
      <style:text-properties officeooo:paragraph-rsid="00259e7d"/>
    </style:style>
    <style:style style:name="P44" style:family="paragraph" style:parent-style-name="Standard" style:list-style-name="L26">
      <style:paragraph-properties fo:line-height="150%"/>
      <style:text-properties officeooo:paragraph-rsid="00259e7d"/>
    </style:style>
    <style:style style:name="P45" style:family="paragraph" style:parent-style-name="Standard" style:list-style-name="L27">
      <style:paragraph-properties fo:line-height="150%"/>
      <style:text-properties officeooo:paragraph-rsid="00259e7d"/>
    </style:style>
    <style:style style:name="T1" style:family="text">
      <style:text-properties style:font-name="Times New Roman" fo:font-size="12pt" fo:language="en" fo:country="US" fo:font-weight="normal" style:font-size-asian="12pt" style:font-weight-asian="normal" style:font-size-complex="12pt" style:font-weight-complex="normal"/>
    </style:style>
    <style:style style:name="T2" style:family="text">
      <style:text-properties style:font-name="Times New Roman" fo:font-size="12pt" fo:language="en" fo:country="US" fo:font-weight="normal" officeooo:rsid="002121f8" style:font-size-asian="12pt" style:font-weight-asian="normal" style:font-size-complex="12pt" style:font-weight-complex="normal"/>
    </style:style>
    <style:style style:name="T3" style:family="text">
      <style:text-properties style:font-name="Times New Roman" fo:font-size="12pt" fo:language="en" fo:country="US" fo:font-weight="normal" officeooo:rsid="00259e7d" style:font-size-asian="12pt" style:font-weight-asian="normal" style:font-size-complex="12pt" style:font-weight-complex="normal"/>
    </style:style>
    <style:style style:name="T4" style:family="text">
      <style:text-properties style:font-name="Times New Roman" fo:font-size="12pt" fo:language="en" fo:country="US" fo:font-weight="normal" officeooo:rsid="002838d0" style:font-size-asian="12pt" style:font-weight-asian="normal" style:font-size-complex="12pt" style:font-weight-complex="normal"/>
    </style:style>
    <style:style style:name="T5" style:family="text">
      <style:text-properties officeooo:rsid="00249174"/>
    </style:style>
    <style:style style:name="T6" style:family="text">
      <style:text-properties officeooo:rsid="002652f8"/>
    </style:style>
    <style:style style:name="T7" style:family="text">
      <style:text-properties officeooo:rsid="00267260"/>
    </style:style>
    <style:style style:name="T8" style:family="text">
      <style:text-properties officeooo:rsid="002838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 How to Document</text:p>
      <text:p text:style-name="P1"/>
      <text:p text:style-name="P3">Documenting human rights violations experienced by WHRDs is an extremely sensitive area of our work, and one that must be conducted with the greatest care and with the full consent and preparation of those who are experiencing, bearing witness to or otherwise exposing violations. Creating and ensuring the availability of documentation can play a critical role in holding perpetrators accountable and in bringing them to justice through formal and informal means. Documentation can also be central to bringing about changes in laws, policies and administrative systems that allow violations to occur. And it can help guide activist prioritization, garner resources and be a tool for coalition building. But in both scenarios—in recording abuses or resistance—it will be most effective and most ethical when certain standards are met.</text:p>
      <text:p text:style-name="P3"/>
      <text:p text:style-name="P3"><text:tab/>Ideally, a core commitment to progressive social change and the social transformation that brings an end to discrimination and violations against WHRDs will always guide processes of documentation, no matter what its content.</text:p>
      <text:p text:style-name="P3"/>
      <text:p text:style-name="P3"><text:tab/>Different kinds of people document human rights violations: women human rights defenders tell our own stories, and in many circumstances people who are not themselves WHRDs record and document our experiences for political purposes. Sometimes people create a firsthand and first person account about violations that they have experienced. In many situations, though, those that are creating documentation are not the people who are the actual subjects of harms.</text:p>
      <text:p text:style-name="P3"><text:tab/></text:p>
      <text:p text:style-name="P3"><text:tab/>While there is no single best way to create documentation, and no single best use of documentation, it is important for activists always to remember to obtain basic facts and to ensure accuracy. “Getting the details right” is critical for creating an accurate record and a useful tool for advocacy. Equally critical is carrying out the documentation process in a way that respects and</text:p>
      <text:p text:style-name="P3">empowers the defenders involved and that ensures their safety and security.</text:p>
      <text:p text:style-name="P3"/>
      <text:p text:style-name="P3">&lt;light blue box&gt;</text:p>
      <text:p text:style-name="P3">There are a few key questions underpinning the project of documenting WHRDs:</text:p>
      <text:list xml:id="list6827607946509794515" text:style-name="L1">
        <text:list-item>
          <text:p text:style-name="P11">What makes documenting WHRDs as activistsand defenders of rights different from docu­</text:p>
        </text:list-item>
      </text:list>
      <text:p text:style-name="P3">menting violations against other defenders?</text:p>
      <text:list xml:id="list3188187332064699332" text:style-name="L2">
        <text:list-item>
          <text:p text:style-name="P12"><text:soft-page-break/>How is this different from documenting the violations against people who are not activists</text:p>
        </text:list-item>
      </text:list>
      <text:p text:style-name="P3">or defenders?</text:p>
      <text:list xml:id="list6319108247479237721" text:style-name="L3">
        <text:list-item>
          <text:p text:style-name="P13">Is the analysis of abuses different when the “subjects” of documentation are defenders?</text:p>
        </text:list-item>
      </text:list>
      <text:p text:style-name="P3">If yes, how?</text:p>
      <text:list xml:id="list3264110132373959349" text:style-name="L4">
        <text:list-item>
          <text:p text:style-name="P14">Are the risks different when the documentation is made public?</text:p>
        </text:list-item>
        <text:list-item>
          <text:p text:style-name="P14">What does this mean for the process as well as the content of documentation?</text:p>
        </text:list-item>
      </text:list>
      <text:p text:style-name="P3">&lt;/box&gt;</text:p>
      <text:p text:style-name="P3"/>
      <text:p text:style-name="P3">&lt;footnote&gt;</text:p>
      <text:p text:style-name="P3">51: Most existing documentation tools are framed around a norm of experiences of male human rights defenders and consequently fail to take into account unique experiences of WHRDs. See Chapters 1 and 2 for fuller description of gender “norms” in documentation.</text:p>
      <text:p text:style-name="P3">&lt;/footnote&gt;</text:p>
      <text:p text:style-name="P3"/>
      <text:p text:style-name="P3">&lt;dark blue box&gt;</text:p>
      <text:p text:style-name="P3">The following analysis is based on two basic assertions of the Women Human Rights Defender International Coalition:</text:p>
      <text:list xml:id="list4381432912372055944" text:style-name="L5">
        <text:list-item>
          <text:p text:style-name="P15">We, as WHRDs, must document our own lives, because our stories of both activism</text:p>
        </text:list-item>
      </text:list>
      <text:p text:style-name="P3">and abuses matter, and</text:p>
      <text:list xml:id="list5802141119564872482" text:style-name="L6">
        <text:list-item>
          <text:p text:style-name="P16">Documenters who are more “external” must do their work with deeper gender analysis</text:p>
        </text:list-item>
      </text:list>
      <text:p text:style-name="P3">and greater sensitivity to WHRDs’ particular experiences.</text:p>
      <text:p text:style-name="P3">&lt;/box&gt;</text:p>
      <text:p text:style-name="P3"/>
      <text:p text:style-name="P3">This chapter provides a short practical, ethical and gender-sensitive tool for undertaking documentation</text:p>
      <text:p text:style-name="P3">of women defenders and those defending rights related to gender and sexuality. It is intended to guide work of those who already document and also those who wish to begin documenting abuses targeted at WHRDs. In addition, it assumes that those documenting may be WHRDs, or may be human rights defenders, or may not be defenders at all, but people more “external” to human rights advocacy.52</text:p>
      <text:p text:style-name="P3"/>
      <text:p text:style-name="P6">A feminist approach to documentation</text:p>
      <text:p text:style-name="P3">Throughout the process of documentation, we must remain conscious that WHRDs are immersed in a</text:p>
      <text:p text:style-name="P3">global culture of silence that discourages or sanctions speaking out about abuses and violations. This is</text:p>
      <text:p text:style-name="P3"><text:soft-page-break/>particularly true in cases where violence is sexual in nature because of the fear that disclosure may lead to embarrassment, humiliation or more violations. Yet, documentation processes can also be empowering for WHRDs as they make decisions to expose the harms they have experienced and demand accountability. The shift from “silence to voice” can be a life affirming, healing and political action.</text:p>
      <text:p text:style-name="P3"/>
      <text:p text:style-name="P3"><text:tab/>A feminist approach to documentation rests on these notions—and also on the ideas that the process itself should be participatory, sensitive and safe. At all times, WHRDs and others engaged in documentation should be guided by principles and values of a feminist methodology of documentation for action, which calls for working from within a framework of ethics of care, responsibility and accountability.53 Among the key concerns are:</text:p>
      <text:list xml:id="list9167961225421458000" text:style-name="L7">
        <text:list-item>
          <text:p text:style-name="P17">The relationship between the documenters and the WHRDs must be one of mutual respect at all times.</text:p>
        </text:list-item>
        <text:list-item>
          <text:p text:style-name="P17">The needs and interests of the victims / survivors must be prioritized at all times.</text:p>
        </text:list-item>
        <text:list-item>
          <text:p text:style-name="P17">Any documentation process should focus on the well-being, agency, empowerment, self-determination, and dignity of WHRDs.</text:p>
        </text:list-item>
        <text:list-item>
          <text:p text:style-name="P17">The aims and objectives of the documentation must be clear to all concerned, whether the information is being gathered for purposes of contributing to historical record, for litigation or advocacy, or for changing social attitudes.</text:p>
        </text:list-item>
        <text:list-item>
          <text:p text:style-name="P17">The confidentiality and security of the “informants” and “subjects” of the documentation is often a matter of life and death; those who document should be fully cognisant of the ways the identity and circumstances of those involved must always be respected and protected. This calls for extensive conversations and discussions not only with the WHRDs, but with members of defenders’ families and communities if they are supportive. Where family and community members pose a risk, other people should be engaged to provide support.54 Allies in activist organizations and movements are among those who could be approached.</text:p>
        </text:list-item>
        <text:list-item>
          <text:p text:style-name="P17">Documenters should be able to protect the information they collect and should be skilled in methods of ensuring its safety and security. This is important for all stages of the documentation process, including in those before the documentation is released as a “final product”. Databases and the transmission of information about WHRDs should be secure, and copies of materials should be made if they are to be sent anywhere or given to others.55</text:p>
        </text:list-item>
      </text:list>
      <text:p text:style-name="P3"/>
      <text:p text:style-name="P3"><text:soft-page-break/>&lt;foot note&gt;</text:p>
      <text:p text:style-name="P3">53 See, among other resources, the writing of Margo Okazawa-Rey (whose analysis guided much of this chapter), Activist Scholarship: Social Movements and Emancipatory Knowledge (2009). Co-editor J.Sudbury. Boulder, CO: Paradigm.</text:p>
      <text:p text:style-name="P3"/>
      <text:p text:style-name="P3">54 In some situations, it is family and immediate community members who may have perpetrated the abuses being documented. If family members pose risk, documenters must undertake additional assessments about security.</text:p>
      <text:p text:style-name="P3"/>
      <text:p text:style-name="P3">55 See Chapter 6 on Digital Security and the related Annex for more on the safer use of new technologies.</text:p>
      <text:p text:style-name="P3">&lt;/footnote&gt;</text:p>
      <text:p text:style-name="P3"/>
      <text:list xml:id="list800586367475266910" text:style-name="L8">
        <text:list-item>
          <text:p text:style-name="P18">Documenters must ensure processes take place as much as possible with the full consent of the women human rights defenders who are the victims / survivors of the violations. Consent, which ideally should be in written form, should be secured for any written or visual material going into the public arena. Defenders should be informed, and, when possible, engaged in decision making about the timing of when these materials are made public.</text:p>
        </text:list-item>
        <text:list-item>
          <text:p text:style-name="P18">A dispute resolution process should be agreed upon at the very outset of the process of documentation to ensure a system is in place in case of conflict.</text:p>
        </text:list-item>
      </text:list>
      <text:p text:style-name="P4"/>
      <text:p text:style-name="P7">Preparing to document and assessing risk</text:p>
      <text:p text:style-name="P7"/>
      <text:p text:style-name="P4">The preparation prior to beginning a documentation process is a critically important. It is at this stage where the scope, objectives and uses of documentation are defined in collaboration with the WHRDs concerned and steps are taken to ensure the confidentiality and security of all involved.</text:p>
      <text:p text:style-name="P4"/>
      <text:p text:style-name="P4"><text:tab/>At an early stage, a “risk assessment” should be undertaken, which, in essence, is a strategic discussion about the risks to the defenders whose experiences are being documented as well as risks to those doing the documentation, if they are not the defenders themselves. Questions that are particularly relevant here relate to the safety of everyone involved at all stages of the process. The process should also include conversations that imagine different outcomes when the documentation is released.</text:p>
      <text:p text:style-name="P4"/>
      <text:p text:style-name="P7"><text:soft-page-break/>How do we decide when and what to document</text:p>
      <text:p text:style-name="P9">In certain situations, WHRDs may decide to record our own activism for any number of strategic purposes, including creating a legacy of social justice advocacy. Some activists assert that there should be much more work in this area and that WHRDs should focus as</text:p>
      <text:p text:style-name="P4"/>
      <text:p text:style-name="P4">&lt;blue light box&gt;</text:p>
      <text:p text:style-name="P4">ON RISK</text:p>
      <text:p text:style-name="P4">A risk assessment can and should happen, as necessary, at different stages in the process.</text:p>
      <text:list xml:id="list3671283209245688794" text:style-name="L9">
        <text:list-item>
          <text:p text:style-name="P19">Where and how is it safest for WHRDs to tell their stories? Are there physical or electronic risks that must be considered?</text:p>
        </text:list-item>
        <text:list-item>
          <text:p text:style-name="P19">Is there sufficient support available for the people who are at risk? Will that support be available</text:p>
        </text:list-item>
      </text:list>
      <text:p text:style-name="P4"><text:tab/>through and after the documentation process?</text:p>
      <text:list xml:id="list8749502232603959040" text:style-name="L10">
        <text:list-item>
          <text:p text:style-name="P20">Once exposed, will perpetrators of the violations be immediately threatened, and will they try to retaliate? How?</text:p>
        </text:list-item>
        <text:list-item>
          <text:p text:style-name="P20">Is the government implicated?</text:p>
        </text:list-item>
        <text:list-item>
          <text:p text:style-name="P20">How will the government respond once the story is made public?</text:p>
        </text:list-item>
        <text:list-item>
          <text:p text:style-name="P20">Will the media highlight the story, and if yes, what gains or risks may appear as a result?</text:p>
        </text:list-item>
        <text:list-item>
          <text:p text:style-name="P21">Will family or community members provide support, or will they enact additional abuses?</text:p>
        </text:list-item>
        <text:list-item>
          <text:p text:style-name="P27"><text:span text:style-name="T2">Will WHRDs be at heightened risk, or will their </text:span><text:span text:style-name="T1">f</text:span><text:span text:style-name="T2">amilies or colleagues?</text:span></text:p>
        </text:list-item>
        <text:list-item>
          <text:p text:style-name="P21">Will other defenders provide a sense of community and protection? Or will they fear exposure?</text:p>
        </text:list-item>
        <text:list-item>
          <text:p text:style-name="P21">Will WHRDs be pressured to suppress the info<text:span text:style-name="T5">r</text:span>mation about the abuses, or to drop their cases, if there is a legal action as a result? If yes, by whom?</text:p>
        </text:list-item>
        <text:list-item>
          <text:p text:style-name="P21">What will it cost financially to engage in a proper documentation process?</text:p>
        </text:list-item>
        <text:list-item>
          <text:p text:style-name="P21">Are there risks to the defenders’ organizations, such as closure, freezing of funds, office vandalism, police raids and confiscation of office files and computers?</text:p>
        </text:list-item>
        <text:list-item>
          <text:p text:style-name="P21">Will those who fund the organization support the documentation process, financially and otherwise? Will they oppose the process? Alternatively, are they requiring a documentation process?</text:p>
        </text:list-item>
        <text:list-item>
          <text:p text:style-name="P21">Will they require use of specific human rights documentation systems, and if yes, what are the</text:p>
          <text:p text:style-name="P21">implications, advantages and disadvantages of those?</text:p>
        </text:list-item>
        <text:list-item>
          <text:p text:style-name="P21">Will family or community members provide support, or will they enact additional abuses?</text:p>
        </text:list-item>
        <text:list-item>
          <text:p text:style-name="P21"><text:soft-page-break/>Who else is at risk if documentation gets into the wrong hands, or if defenders’ files and materials are taken?</text:p>
        </text:list-item>
        <text:list-item>
          <text:p text:style-name="P21">Will WHRDs be at heightened risk, or will their families or colleagues?</text:p>
        </text:list-item>
        <text:list-item>
          <text:p text:style-name="P21">What is the specific plan of action if any of the risks noted above become real?</text:p>
        </text:list-item>
        <text:list-item>
          <text:p text:style-name="P21">Will other defenders provide a sense of community and protection? Or will they fear exposure?</text:p>
        </text:list-item>
        <text:list-item>
          <text:p text:style-name="P21">What is the protection plan if risks to physical security are potentially imminent?</text:p>
        </text:list-item>
      </text:list>
      <text:p text:style-name="P4">&lt;/box&gt;</text:p>
      <text:p text:style-name="P5">much as possible on capturing our own campaigning, organizing and even our decision making processes. Generally, it is abuses, though, that motivate “traditional” human rights documentation. A decision to obtain documentation about a specific violation or a range of violations of rights of women human rights defenders will most often be taken by an organisation working on social justice, women’s human rights or general human rights issues, in a context in which any or all of the below are possible:</text:p>
      <text:p text:style-name="P5">• <text:tab/>The violation is severe enough to consider recording details</text:p>
      <text:p text:style-name="P5">• <text:tab/>The violation is one of a series that reveals a pattern or systematic violations</text:p>
      <text:p text:style-name="P5">• <text:tab/>The violation is seen as signifi regarding that specific type of abuse.</text:p>
      <text:p text:style-name="P5"/>
      <text:p text:style-name="P5"><text:s/>Of course, there is a difference between whether defenders are initiating their own documentation process, and whether the process is initiated and undertaken by the WHRD’s organization, another human rights or social justice group, or a completely external person or group. The analysis below emphasizes documentation processes that are undertaken by people who are somehow “external” to the person at the core of “the story”. However, all the principles below can be easily modified according to who is engaging in the various processes.</text:p>
      <text:p text:style-name="P5"/>
      <text:p text:style-name="P5"><text:tab/>In certain circumstances, the affected women human rights defenders initiate the call for documentation. Sometimes the interest is expressed from other groups working with those WHRDs. In some cases, the first information that leads to a documentation process may come from a media report. Where the main documenters will be people other than the WHRDs, the decision to begin to document should be taken in consultation with them.</text:p>
      <text:p text:style-name="P5"/>
      <text:p text:style-name="P5"><text:tab/>Such a decision also should be taken after due consideration of the organisations already working in this area or sector and in consultation with them. Whenever possible, proper attention should be paid to the process of preparation for documentation, including establishing</text:p>
      <text:p text:style-name="P5"><text:soft-page-break/></text:p>
      <text:p text:style-name="P5">&lt;blue box&gt;</text:p>
      <text:p text:style-name="P5">Documenting our activism Women human rights defenders too infrequently make decisions to document our own advocacy efforts. Generally, WHRDs are focused on do<text:span text:style-name="T8">c</text:span>umenting harms rather than recording our own good work. Or we may feel resources are better spent documenting something that seems more “external.” But there are many reasons to capture our own projects. Some critical reasons are to affirm our own “agency” and our own vision, and to create a truth for other people that we are</text:p>
      <text:p text:style-name="P5">agents of change and not just victims of violations.</text:p>
      <text:p text:style-name="P5"/>
      <text:p text:style-name="P5"><text:tab/>It can be beneficial to be the people crafting the stories that are told about us; we can create the</text:p>
      <text:p text:style-name="P5">“voice” and have control over the story being told, and we can focus on our own work in ways that</text:p>
      <text:p text:style-name="P5">affirm its value.</text:p>
      <text:p text:style-name="P5"/>
      <text:p text:style-name="P5">These are some of the things that WHRDs take into account when we make these decisions:</text:p>
      <text:list xml:id="list4549838022819504021" text:style-name="L23">
        <text:list-item>
          <text:p text:style-name="P39"><text:span text:style-name="T3">What makes a specific activist undertaking potentially exciting or useful?</text:span></text:p>
        </text:list-item>
        <text:list-item>
          <text:p text:style-name="P39"><text:span text:style-name="T3">What’s the purpose of recording that project over time, and is this best tracked over a shorter</text:span></text:p>
        </text:list-item>
      </text:list>
      <text:p text:style-name="P24">or longer duration?</text:p>
      <text:list xml:id="list1506530595761033349" text:style-name="L24">
        <text:list-item>
          <text:p text:style-name="P40"><text:span text:style-name="T3">Is there a political outcome for this kind of project?</text:span></text:p>
        </text:list-item>
        <text:list-item>
          <text:p text:style-name="P41"><text:span text:style-name="T3">Is there a legacy the documentation is trying to create or protect? Is that of an organization? A</text:span></text:p>
        </text:list-item>
      </text:list>
      <text:p text:style-name="P24">coalition? An individual activist? A particular campaign?</text:p>
      <text:list xml:id="list1419979331584393673" text:style-name="L25">
        <text:list-item>
          <text:p text:style-name="P42"><text:span text:style-name="T3">Will you deplete your resources in this kind of project, or create potential to garner more?</text:span></text:p>
        </text:list-item>
        <text:list-item>
          <text:p text:style-name="P43"><text:span text:style-name="T3">Will WHRDs be trained in this process, and will they take away additional skills? Can the “do</text:span><text:span text:style-name="T4">c</text:span><text:span text:style-name="T3">umenting ourselves” project be empowering?</text:span></text:p>
        </text:list-item>
      </text:list>
      <text:list xml:id="list1368313394572771779" text:style-name="L26">
        <text:list-item>
          <text:p text:style-name="P44"><text:span text:style-name="T3">What’s the best way to share information about what is happening—through oral histories, writ­</text:span></text:p>
        </text:list-item>
      </text:list>
      <text:p text:style-name="P5"><text:tab/>ten stories with interviews, something that can be aired on radio or television or streamed over</text:p>
      <text:p text:style-name="P5"><text:tab/>the internet?</text:p>
      <text:p text:style-name="P5"/>
      <text:p text:style-name="P5">Of course, challenges arise, as well. Some of these include:</text:p>
      <text:list xml:id="list2566274540627281905" text:style-name="L27">
        <text:list-item>
          <text:p text:style-name="P45"><text:span text:style-name="T3">Who is entitled to tell the story being told?</text:span></text:p>
        </text:list-item>
        <text:list-item>
          <text:p text:style-name="P25">Who might be left out of the narrative?</text:p>
        </text:list-item>
        <text:list-item>
          <text:p text:style-name="P45"><text:span text:style-name="T3">Who will “own” the product created and who will get to determine how it’s used?</text:span></text:p>
        </text:list-item>
      </text:list>
      <text:p text:style-name="P5">&lt;/box&gt;</text:p>
      <text:p text:style-name="P5"><text:soft-page-break/>links with the organisations working in the relevant sector and area. However, there may be situations</text:p>
      <text:p text:style-name="P5">in which the violation occurs in a context requiring urgent response, and documenting will have to happen without following all protocols with regard to preparation. In such cases, processes of consultation and consensus-building ought to take place retrospectively. Determining the objective, use and intended “destination” of the documentation will shape the type of information that is gathered. This is especially true in cases where the information will most likely be generated for purposes of litigation within the formal justice system, or where its submission to various international</text:p>
      <text:p text:style-name="P5">human rights mechanisms is planned. 56</text:p>
      <text:p text:style-name="P5"/>
      <text:p text:style-name="P5"><text:tab/>The documentation process should be reflective and sensitive of contexts and environments, including those that create immediate risks or that may directly affect WHRDs’ participation in sharing experiences. 57 For instance, documenters should consider whether the voice or behaviour of the WHRDs are immediately affected by others (such as armed soldiers, family members, or prison officials) in or near the space where the story is being told. If guards or certain family or</text:p>
      <text:p text:style-name="P5">community members are present, WHRDs may feel unsafe and unwilling to share information. The same holds true if cameras and voice recording equipment are present (beyond what the documenters are using). WHRDs may prefer not to be filmed or recorded electronically, or may request that their faces and voices arealtered so as not to reveal their identities.</text:p>
      <text:p text:style-name="P5"/>
      <text:p text:style-name="P8">Once the decision to document has been taken</text:p>
      <text:p text:style-name="P5">The aims and objectives of the documentation as well as the processes for its creation should be agreed upon and should include regular and systematic communication and information sharing between the affected women human rights defender(s), other affected groups and individuals, and the documenters.</text:p>
      <text:p text:style-name="P5">There should be agreement on how the documentation will be used, and this should take into account</text:p>
      <text:p text:style-name="P5">the details from the risk assessment noted above. That</text:p>
      <text:p text:style-name="P5"/>
      <text:p text:style-name="P5">&lt;footnote&gt;</text:p>
      <text:p text:style-name="P5">56 In these cases, it will be important to ensure that the information collected includes detailed and forensic evidence that is acceptable in law, and in relation to duly legalized affidavits.</text:p>
      <text:p text:style-name="P5">57 See Chapter 3 for a fuller discussion of consideration of context and environment in documentation processes. See Ch. 5 for more information on using documentation for advocacy at international or</text:p>
      <text:p text:style-name="P5">regional levels.</text:p>
      <text:p text:style-name="P5">&lt;/footnote&gt;</text:p>
      <text:p text:style-name="P5"><text:soft-page-break/></text:p>
      <text:p text:style-name="P5">&lt;CASE STUDY&gt;</text:p>
      <text:p text:style-name="P5">&lt;photo footnote&gt;</text:p>
      <text:p text:style-name="P5">Women’s Video Collective flyer (USA), 1983</text:p>
      <text:p text:style-name="P5">&lt;/footnote&gt;</text:p>
      <text:p text:style-name="P5">There is a long legacy of WHRDs documenting our own projects. In 1983, for instance, women in Boston (a U.S. city), formed the Women’s Video Collective (WVC) to document the Seneca Women’s</text:p>
      <text:p text:style-name="P5">Encampment for a Future of Peace &amp; Justice, a long-term protest at a rural army base housing nuclear weapons. The Encampment highlighted the threat of an escalating arms race and the gendered social impacts of militarization. Over many months of actions in which thousands participated, the WVC</text:p>
      <text:p text:style-name="P5">documented both the evolution of a large women-built communal living and protest-planning space on nearby farmland, and the group’s ongoing acts of resistance to government and military policy.</text:p>
      <text:p text:style-name="P5">The Collective produced videotapes of the Encampment for broadcast around the world, and later took a documentation team to the U.N. Beijing Fourth World Conference on Women</text:p>
      <text:p text:style-name="P5">&lt;/CASE&gt;</text:p>
      <text:p text:style-name="P5">&lt;CASE STUDY&gt;</text:p>
      <text:p text:style-name="P5">Documenting Dissent is a project based in Lancaster, England that documents the “heritage of dissent” in that city; there is also a focus on women’s activism that highlights individual women activists who</text:p>
      <text:p text:style-name="P5">fought for women’s right to vote in the early 1900s. See http://www.documentingdissent.org.uk/?page_id=15221#readmore</text:p>
      <text:p text:style-name="P5">&lt;/CASE&gt;</text:p>
      <text:p text:style-name="P5"/>
      <text:p text:style-name="P5">should include an analysis of potential outcomes (positive and negative, and intended and unintended) and also clarification regarding the potential for adverse (or positive) public exposure, scrutiny and media coverage.</text:p>
      <text:p text:style-name="P5"/>
      <text:p text:style-name="P5"><text:tab/>A protection plan for use in the event that the WHRDs who have given information to the documenters come under threat should be prepared collaboratively. Potential allies and partners that could provide different degrees of support for protection during the documentation process should be identified and agreed upon. The documenters should at all times plan to use the documentation in keeping with the wishes of the women human rights defenders concerned. If they decide at any point that they do not want the information made public, it is important to discuss why, and if or when the decision may be re-opened. Progress on how the information documented has been/is being used <text:soft-page-break/>should be shared with family and community members assuming they are not the perpetrators of the harms involved. Others who are close to the WHRDs or the situation involved, including</text:p>
      <text:p text:style-name="P5">other activists (as necessary), should be engaged in the discussion. 58</text:p>
      <text:p text:style-name="P5"/>
      <text:p text:style-name="P5"><text:tab/>The potential of the affected WHRDs and their communities to be involved with follow-up activities and in campaigns should be taken into consideration at all times. Creating active roles for WHRDs in related advocacy and in media work can also contribute to a sense of empowerment and healing after enduring abuses. Where potentially useful, different forms and methods of documentation should be explored in consultation with groups already engaged with the issue to determine which would be the most appropriate and effective in terms of the objectives and goals identified; focus should be on participatory methodologies, ie. those which enable members of the WHRD com-</text:p>
      <text:p text:style-name="P5">munity concerned to become part of the process of documentation. Agreement should be reached among all relevant parties regarding methods and methodologies for guaranteeing security of the information gathered, as well as for all those involved in the process including the documenters, the victims/survivors and other testifiers.</text:p>
      <text:p text:style-name="P5"/>
      <text:p text:style-name="P5">&lt;footnote&gt;</text:p>
      <text:p text:style-name="P5">58 See Chapter 3 for a discussion about non-Sate actors and family and community members.</text:p>
      <text:p text:style-name="P5">&lt;/footnote&gt;</text:p>
      <text:p text:style-name="P5"/>
      <text:p text:style-name="P5">&lt;white box blue text&gt;</text:p>
      <text:p text:style-name="P8">On language</text:p>
      <text:p text:style-name="P5">The terms and vocabulary to be used in the collection and presentation of the inform<text:span text:style-name="T8">a</text:span>tion relating to the violation/s should be agreed upon. This is especially important in situations where translation is involved, and when particular attention must be paid to certain identities or areas of advocacy of WHRDs. This is of concern, for example, when the WHRDs involved are focused on sexual rights issues and may themselves be gender–non conforming or sex workers. Care must be taken to listen carefully to the terms the defenders embrace, with attention paid to slang and the possibility of conflicts between “insider language” and how terms may be perceived externally. 59 Translation of terms</text:p>
      <text:p text:style-name="P5">related to gender and sexuality must be done carefully and checked by those who have a</text:p>
      <text:p text:style-name="P5">sense of what is appropriate; it is important that translations of WHRDs’ experience do</text:p>
      <text:p text:style-name="P5">not use offensive language, or terms that put the defenders at additional risk.</text:p>
      <text:p text:style-name="P5">&lt;/box&gt;</text:p>
      <text:p text:style-name="P5"><text:soft-page-break/></text:p>
      <text:p text:style-name="P5">A format for the documentation (written/audio/audiovisual/digital) should be developed and designed</text:p>
      <text:p text:style-name="P5">through a consultative process. The focus should be on ways of obtaining information in the highest quality possible (credible, acceptable in legal processes, acceptable for media and communication processes) while being always sensitive to the wishes of the WHRDs concerned, and to the specificity of the context and established purposes. In certain circumstances, more than one form of documentation may be useful or necessary to achieve certain outcomes. Documentation processes can involve information gathering for litigation, but they can also be designed for the purpose of creating historical record</text:p>
      <text:p text:style-name="P5"/>
      <text:p text:style-name="P5">&lt;footnote&gt;</text:p>
      <text:p text:style-name="P5">59 Nuance is important here: when dealing with issues of gender identity and sexual orientation, terms that may sound pejorative to the general community may be used within a specific community as a</text:p>
      <text:p text:style-name="P5">form of “reclaiming” the negative term. On the other hand, offensive language may be used by some defenders about others. Care must be taken to explain and be clear within the documentation if confusion may arise from the use of certain terms or in translation. One example is confusion surrounding trans communities, e.g. differences among transgender, transsexual, transvestite and cross-dressing identities.</text:p>
      <text:p text:style-name="P5">&lt;/footnote&gt;</text:p>
      <text:p text:style-name="P5"/>
      <text:p text:style-name="P5">in order to show social movement history or to prevent critical testimonies being lost, for example, by the death or disabling of a key witness. This can be a valuable contribution to oral history records of a community or social sector. Documentation processes can also gather poems and drawings and other creative expression of the violation/s done by witnesses and testifiers, as these may at times reveal facts and truths that are not so easily verbally articulated. Creating and maintaining audio and visual records of conversations and interactions between witnesses and documenters, especially through participatory video-making, can be a constructive part of the documentation process. In designing the format for documentation, those engaged in the process should keep in mind that many prevailing methods and existing “standard formats” are framed around the norm of experiences of male human rights defenders, and therefore focus on certain kinds of violations that occur in certain kinds of places.</text:p>
      <text:p text:style-name="P5">When these are used as a documentation basis for WHRDs, they should be built upon and transformed</text:p>
      <text:p text:style-name="P5">into gender-sensitive forms and formats.</text:p>
      <text:p text:style-name="P5"/>
      <text:p text:style-name="P8"><text:soft-page-break/>The process of documentation: methodology and approaches</text:p>
      <text:p text:style-name="P5">There is no single “best” documentation process, but some of the principles elaborated on below contribute to a gender sensitive and gender-responsive methodology that takes into account many elements of WHRDs’ experiences. As in the previous section, the following exploration assumes a more formal process that is undertaken with documenters who may be outside the community directly involved. But, again, these ideas can easily be adapted for anyone recording the experiences of WHRDs, and can even serve as a basis for activist discussions and trainings about sensitive</text:p>
      <text:p text:style-name="P5">documentation.</text:p>
      <text:p text:style-name="P5"/>
      <text:list xml:id="list8237976164210802517" text:style-name="L11">
        <text:list-item>
          <text:p text:style-name="P22">The documenters should be introduced into the community and to the relevant women human rights defenders through the groups and/or individuals who have agreed to host the documentation activity. This community can be of activists or of local residents or any other groups that are relevant. The introduction should include sharing of the objectives of the documentation, the methodology, and the protection and accountability mechanisms that have been put into</text:p>
        </text:list-item>
      </text:list>
      <text:p text:style-name="P5"/>
      <text:p text:style-name="P5">&lt;CASE STUDY&gt;</text:p>
      <text:p text:style-name="P5">CASE STUDY</text:p>
      <text:p text:style-name="P5">A group of sex workers in Bangladesh made the film When We Walk the Streets, which sensitively documented their day-to-day lives. The filmmakers interviewed each other about police brutality, and they also interviewed health workers, NGO activists and members of the public. In 2003, a film called Documenting Our Lives was made about the process of making the original film. 60</text:p>
      <text:p text:style-name="P5">&lt;/CASE&gt;</text:p>
      <text:p text:style-name="P5"><text:tab/>place. As noted above, ensuring the cooperation and consent of main “parties” is critical.</text:p>
      <text:p text:style-name="P10"/>
      <text:p text:style-name="P5">2.<text:tab/>The documenters should work with the WHRDs involved to make sure that the process of documenting is sensitive to their situation; this includes ensuring privacy and confidentiality as much as possible. Gaining the support of family and community members (where they do not pose a threat), close political allies, or the support of others who will be affirming is critical.</text:p>
      <text:p text:style-name="P5"/>
      <text:p text:style-name="P5">3.<text:tab/><text:tab/> If a team of people is doing the documentation, emphasis should be placed on understanding and agreeing upon who is doing which part– gathering official/legal documents, doing interviews, analysing the data and information etc.—so that there is agreement on the collective nature <text:soft-page-break/>of the process</text:p>
      <text:p text:style-name="P5"/>
      <text:p text:style-name="P5">4.<text:tab/><text:tab/> The documenters should incorporate and be aware of the uses of both qualitative and quantitative data, and of reliable sources of statistical information, where it exists. This is especially useful because States often use statistics to combat or deny allegations of egregious or systematic violations of human rights raised by activists and civil society organisations. Statistical information is also useful for supporting litigation and actions for justice. In certain situations, little quantitative (or qualitative) information exists—this is particularly true for those defenders in marginalized communities, such as those who are poor, of Indigenous backgrounds,</text:p>
      <text:p text:style-name="P5">sex workers, lesbians and people in other sexual minority groups.</text:p>
      <text:p text:style-name="P5"/>
      <text:p text:style-name="P5">&lt;footnote&gt;</text:p>
      <text:p text:style-name="P5">60<text:tab/>For more information about these and other related films, see the Global Alliance Against Trafficking in Women’s website at http://www.gaatw.org/171-materials</text:p>
      <text:p text:style-name="P5">&lt;/footnote&gt;</text:p>
      <text:p text:style-name="P5"/>
      <text:p text:style-name="P5">Documentation can help to build an evidence base; it can help to create statistical analysis where none already exists, including for groups of WHRDs who tend to be made invisible in quantitative studies</text:p>
      <text:p text:style-name="P5"/>
      <text:p text:style-name="P5">5.<text:tab/>While at all times the documentation process must respect the voice of WHRDs, there is also a need to verify stories, gather other information that will substantiate the information, and ensure accuracy regarding times, dates, places, witnesses etc. It is helpful to explain the verification process from the outset so WHRDs don’t feel they are being mistrusted after giving information.</text:p>
      <text:p text:style-name="P5"/>
      <text:p text:style-name="P5">&lt;dark blue box&gt;</text:p>
      <text:p text:style-name="P8">Documentation as an act of solidarity:</text:p>
      <text:p text:style-name="P5">When documentation is part of a collective activist process, some defenders suggest that</text:p>
      <text:p text:style-name="P5">it is helpful to have a division of labour. People who are not on the ‘frontline’ can take on some</text:p>
      <text:p text:style-name="P5">of the burdens of documentation. This is esp<text:span text:style-name="T7">e</text:span>cially helpful if WHRDs are at immediate futher risk and prioritising their own crisis-based security needs rather than focusing on collecting, verifying and reporting evidence, which others can more easily help with.</text:p>
      <text:p text:style-name="P5">&lt;/box&gt;</text:p>
      <text:p text:style-name="P5"/>
      <text:p text:style-name="P5"><text:soft-page-break/>6.<text:tab/>The documenters must, at all times, respect WHRDs’ own ways of relating their experience (including their use of terms, and concepts), and must engage in sensitive questioning to ensure that the specific nature of the attacks is established and recorded, and the WHRDs are respected. Documenters sometimes face the challenge of placing what has been recounted by the defenders “into” human rights and international law terminology, since that language may not be used by activists themselves.</text:p>
      <text:p text:style-name="P5"/>
      <text:p text:style-name="P5">7.<text:tab/>In such situations, when the documenters may “interpret” or “translate” the voice of the women human rights defender in order to shape the case for a specific audience or recipient, it is very important to retain a record of the “original” version and language. Paying attention to not taking away WHRDs’ voices is critical, as is letting them know that their exact language may or may not be used in parts of the documentation.</text:p>
      <text:p text:style-name="P5"/>
      <text:p text:style-name="P5">8.<text:tab/> The process of telling the story and describing the event and the incident of violation may play a role in making a women human rights defender more vulnerable or a role in moving that defender towards a healing process—or both. The documentation process ought to include a discussion regarding these potential consequences, both positive and negative. Where potential for trauma exists, it is useful to ensure psychosocial resources are available or made known. It is valuable to have this kind of support for both WHRDs and those documenting during and after interviews, in order to provide guidance to them and to their communities.</text:p>
      <text:p text:style-name="P5"/>
      <text:p text:style-name="P8">When others become involved</text:p>
      <text:p text:style-name="P5">In certain situations “third parties” become part of the WHRD documentation process or become involved in using the documentation that has originally been produced in a gender-sensitive way. When other people or organizations that do not have the same commitment to understanding nuances of gender become involved in the case, such as the media or at times, even other human rights groups, challenges often arise. Efforts should be made to hold these actors to the same standards, with the same commitment to respect, gender sensitivity and obtaining consent and permission for use of the original material; they should be pushed to adhere to all of the relevant principles previously discussed.</text:p>
      <text:p text:style-name="P5"/>
      <text:p text:style-name="P2">Follow-up to the documentation process</text:p>
      <text:p text:style-name="P5">If it is welcomed by the WHRDs or the community involved, documenters should actively pursue, alongside WHRDs, a process of obtaining justice and reparation as those involved have framed or <text:soft-page-break/>demanded.</text:p>
      <text:p text:style-name="P5"><text:tab/>This, of course, is shaped by the purpose and use of the documentation created. Not all processes will benefit from the documenters’ continued involvement, but some will, and will be received well from people most deeply connected to the case.</text:p>
      <text:p text:style-name="P5"/>
      <text:p text:style-name="P5">Generally, documenters should:</text:p>
      <text:list xml:id="list437855790192687272" text:style-name="L22">
        <text:list-item>
          <text:p text:style-name="P38"><text:span text:style-name="T3">Remain in touch with the women human rights defenders to assess any responses to or developments in the documentation process</text:span></text:p>
        </text:list-item>
      </text:list>
      <text:list xml:id="list4015542647038416230" text:style-name="L21">
        <text:list-item>
          <text:p text:style-name="P37"><text:span text:style-name="T3">Ensure that the protection plan remains in place and is responsive</text:span></text:p>
        </text:list-item>
      </text:list>
      <text:list xml:id="list5872114183068594607" text:style-name="L20">
        <text:list-item>
          <text:p text:style-name="P36"><text:span text:style-name="T3">Monitor and track responses to the documentation once it is placed in the public arena. While responses in some sites such as the media may appear relatively quickly and be easy to track, other changes that take place due to the information being available—for example, in legal and policy arenas—may evolve over time and be harder to find.</text:span></text:p>
        </text:list-item>
      </text:list>
      <text:p text:style-name="P5"/>
      <text:p text:style-name="P2">Questions about the “big picture”</text:p>
      <text:p text:style-name="P5">The following questions are meant to be provocative and also can help to guide discussions and training workshops about documentation of WHRDs’ experience. Some of these have simpler answers than others, but all are useful in terms of assessing some of the chal<text:span text:style-name="T6">l</text:span>enges and critical issues that arise after documentation has been created and is “in use”.</text:p>
      <text:list xml:id="list3174155939331144118" text:style-name="L19">
        <text:list-item>
          <text:p text:style-name="P35"><text:span text:style-name="T3">When we say that documentation can serve as “a tool to empower women human rights defenders” who</text:span></text:p>
        </text:list-item>
      </text:list>
      <text:p text:style-name="P5"/>
      <text:p text:style-name="P5">&lt;dark blue box&gt;</text:p>
      <text:p text:style-name="P5">In some situations, the language of “international standards” and human rights law is not adequate or nuanced enough. When this occurs, the documentation process can become part of transforming existing human rights analysis and frameworks into something that evolves over time as more accurate and meaningful (For example, a woman human rights defender may be a victim of a pattern of “hate speech”, and may describe it only as a threat or verbal abuse. Human rights terminology and analysis develop over time, and documentation can contribute to this process). Gender sensitive and gender-responsive documentation can fuel changing the ways gender-based violations are categorised and</text:p>
      <text:p text:style-name="P5">recognized in wider communities.</text:p>
      <text:p text:style-name="P5">&lt;/box&gt;</text:p>
      <text:p text:style-name="P5"><text:soft-page-break/></text:p>
      <text:p text:style-name="P5">have been victims and survivors of violations as well as others in related communities, what do we mean? What does this empowerment look like, either for individuals or groups?</text:p>
      <text:p text:style-name="P5"/>
      <text:list xml:id="list1882114862772468411" text:style-name="L18">
        <text:list-item>
          <text:p text:style-name="P34"><text:span text:style-name="T3">How can we define the political or social impact of “telling the story?” Has the documentation, or the</text:span></text:p>
        </text:list-item>
      </text:list>
      <text:p text:style-name="P5"/>
      <text:p text:style-name="P5">&lt;photo footnote&gt;</text:p>
      <text:p text:style-name="P5">Activists in South Africa protest violence against women.</text:p>
      <text:p text:style-name="P5">&lt;/footnote&gt;</text:p>
      <text:p text:style-name="P5"/>
      <text:p text:style-name="P5">narrative that was shared within it, meant something to the community at large, including at local and</text:p>
      <text:p text:style-name="P5">national levels?</text:p>
      <text:list xml:id="list1973406182439914549" text:style-name="L17">
        <text:list-item>
          <text:p text:style-name="P33"><text:span text:style-name="T3">Has it helped people to become aware of the violations experienced by WHRDs?</text:span></text:p>
        </text:list-item>
      </text:list>
      <text:list xml:id="list3108281902467832100" text:style-name="L16">
        <text:list-item>
          <text:p text:style-name="P32"><text:span text:style-name="T3">Has it strengthened campaigning against abuses? Has it generated other acts of resistance or policy change?</text:span></text:p>
        </text:list-item>
      </text:list>
      <text:list xml:id="list5505282555989848439" text:style-name="L15">
        <text:list-item>
          <text:p text:style-name="P31"><text:span text:style-name="T3">Is telling the story as important as a political outcome? Why?</text:span></text:p>
        </text:list-item>
      </text:list>
      <text:list xml:id="list5864659511702164912" text:style-name="L14">
        <text:list-item>
          <text:p text:style-name="P30"><text:span text:style-name="T3">How have existing power dynamics been altered and shifted as a consequence of having this information available in the public domain?</text:span></text:p>
        </text:list-item>
      </text:list>
      <text:list xml:id="list853384887337133995" text:style-name="L13">
        <text:list-item>
          <text:p text:style-name="P29"><text:span text:style-name="T3">Has documentation been a part of a broader strategy of seeking accountability and redress? Did it motivate other beneficial activities? Preclude them? Did it foster coalition advocacy?</text:span></text:p>
        </text:list-item>
      </text:list>
      <text:list xml:id="list5526104896546533842" text:style-name="L12">
        <text:list-item>
          <text:p text:style-name="P28"><text:span text:style-name="T3">In terms of the individual WHRDs, has the process made a difference in their lives? Have they been able to expand their linkages and alliances as a result of speaking out? Has their advocacy or sense of empowerment been strengthened?</text:span></text:p>
        </text:list-item>
        <text:list-item>
          <text:p text:style-name="P28"><text:span text:style-name="T3">Have new initiatives been formed? Has anything been gained? Has anyone experienced additional harm?</text:span></text:p>
        </text:list-item>
        <text:list-item>
          <text:p text:style-name="P28"><text:span text:style-name="T3">What could have been done differently to ensure more beneficial outcomes? How best can those lessons be shared with oth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8:48:38.154833072</meta:creation-date>
    <dc:date>2016-04-20T00:47:16.539328991</dc:date>
    <meta:editing-duration>PT1H2M29S</meta:editing-duration>
    <meta:editing-cycles>8</meta:editing-cycles>
    <meta:generator>LibreOffice/4.3.3.2$Linux_x86 LibreOffice_project/430m0$Build-2</meta:generator>
    <meta:document-statistic meta:table-count="0" meta:image-count="0" meta:object-count="0" meta:page-count="16" meta:paragraph-count="218" meta:word-count="5512" meta:character-count="34659" meta:non-whitespace-character-count="29410"/>
  </office:meta>
</office:document-meta>
</file>